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400B4F5E8DD23C26172.jpg" manifest:media-type="image/jpeg"/>
  <manifest:file-entry manifest:full-path="Pictures/10000000000004B000000402D5ED9C5F39A6F2AD.jpg" manifest:media-type="image/jpeg"/>
  <manifest:file-entry manifest:full-path="Pictures/10000000000001F4000001F0EB0D70DB26E35435.jpg" manifest:media-type="image/jpeg"/>
  <manifest:file-entry manifest:full-path="Pictures/10000000000001F4000001F05C6A2C3A81623C02.jpg" manifest:media-type="image/jpeg"/>
  <manifest:file-entry manifest:full-path="Pictures/10000000000001F4000001F0EE056FA3E631AF1B.jpg" manifest:media-type="image/jpeg"/>
  <manifest:file-entry manifest:full-path="Pictures/10000000000001F4000001F0311C9C3C497F10C4.jpg" manifest:media-type="image/jpeg"/>
  <manifest:file-entry manifest:full-path="Pictures/10000000000001F4000001D882605F089C8E3E9C.jpg" manifest:media-type="image/jpeg"/>
  <manifest:file-entry manifest:full-path="Pictures/1000020100000280000002803702344E7A46CE9C.png" manifest:media-type="image/png"/>
  <manifest:file-entry manifest:full-path="Pictures/10000000000001F4000001F46BCB4F3B6E6BF6B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000000" draw:fill="solid" draw:fill-color="#ffffff" draw:textarea-horizontal-align="justify" draw:textarea-vertical-align="middle" draw:auto-grow-height="false" fo:min-height="5.15cm" fo:min-width="8.1cm" style:protect="position 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1cm, 0.581cm, 0.607cm, 0.434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end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5.4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cm" svg:height="5.4cm" svg:x="20.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5.4cm" svg:x="1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5.4cm" svg:x="10.55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cm" svg:height="5.4cm" svg:x="20.1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5.4cm" svg:x="1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5.4cm" svg:x="10.55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cm" svg:height="5.4cm" svg:x="20.1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cm" svg:height="5.4cm" svg:x="21.7cm" svg:y="1cm">
          <draw:image xlink:href="Pictures/10000000000001F4000001F46BCB4F3B6E6BF6BE.jpg" xlink:type="simple" xlink:show="embed" xlink:actuate="onLoad" loext:mime-type="image/jpeg">
            <text:p/>
          </draw:image>
        </draw:frame>
        <draw:frame draw:style-name="gr2" draw:text-style-name="P3" draw:layer="layout" svg:width="5.72cm" svg:height="5.4cm" svg:x="21.54cm" svg:y="7.8cm">
          <draw:image xlink:href="Pictures/10000000000001F4000001D882605F089C8E3E9C.jpg" xlink:type="simple" xlink:show="embed" xlink:actuate="onLoad" loext:mime-type="image/jpeg">
            <text:p/>
          </draw:image>
        </draw:frame>
        <draw:frame draw:style-name="gr3" draw:text-style-name="P3" draw:layer="layout" svg:width="6.06cm" svg:height="5.399cm" svg:x="11.82cm" svg:y="7.801cm">
          <draw:image xlink:href="Pictures/1000020100000280000002803702344E7A46CE9C.png" xlink:type="simple" xlink:show="embed" xlink:actuate="onLoad" loext:mime-type="image/png">
            <text:p/>
          </draw:image>
        </draw:frame>
        <draw:frame draw:style-name="gr2" draw:text-style-name="P3" draw:layer="layout" svg:width="5.44cm" svg:height="5.4cm" svg:x="2.58cm" svg:y="7.8cm">
          <draw:image xlink:href="Pictures/10000000000001F4000001F0311C9C3C497F10C4.jpg" xlink:type="simple" xlink:show="embed" xlink:actuate="onLoad" loext:mime-type="image/jpeg">
            <text:p/>
          </draw:image>
        </draw:frame>
        <draw:frame draw:style-name="gr2" draw:text-style-name="P3" draw:layer="layout" svg:width="5.44cm" svg:height="5.4cm" svg:x="2.58cm" svg:y="14.6cm">
          <draw:image xlink:href="Pictures/10000000000001F4000001F0EE056FA3E631AF1B.jpg" xlink:type="simple" xlink:show="embed" xlink:actuate="onLoad" loext:mime-type="image/jpeg">
            <text:p/>
          </draw:image>
        </draw:frame>
        <draw:frame draw:style-name="gr2" draw:text-style-name="P3" draw:layer="layout" svg:width="5.44cm" svg:height="5.4cm" svg:x="12.13cm" svg:y="14.6cm">
          <draw:image xlink:href="Pictures/10000000000001F4000001F0EB0D70DB26E35435.jpg" xlink:type="simple" xlink:show="embed" xlink:actuate="onLoad" loext:mime-type="image/jpeg">
            <text:p/>
          </draw:image>
        </draw:frame>
        <draw:frame draw:style-name="gr2" draw:text-style-name="P3" draw:layer="layout" svg:width="5.44cm" svg:height="5.4cm" svg:x="21.68cm" svg:y="14.6cm">
          <draw:image xlink:href="Pictures/10000000000001F4000001F05C6A2C3A81623C02.jpg" xlink:type="simple" xlink:show="embed" xlink:actuate="onLoad" loext:mime-type="image/jpeg">
            <text:p/>
          </draw:image>
        </draw:frame>
        <draw:frame draw:style-name="gr2" draw:text-style-name="P3" draw:layer="layout" svg:width="6.32cm" svg:height="5.4cm" svg:x="2.14cm" svg:y="1cm">
          <draw:image xlink:href="Pictures/10000000000004B000000402D5ED9C5F39A6F2AD.jpg" xlink:type="simple" xlink:show="embed" xlink:actuate="onLoad" loext:mime-type="image/jpeg">
            <text:p/>
          </draw:image>
        </draw:frame>
        <draw:frame draw:style-name="gr2" draw:text-style-name="P3" draw:layer="layout" svg:width="6.33cm" svg:height="5.4cm" svg:x="11.635cm" svg:y="1cm">
          <draw:image xlink:href="Pictures/10000000000004B000000400B4F5E8DD23C2617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0:11:18.989664118</meta:creation-date>
    <dc:date>2020-05-17T10:45:25.107328519</dc:date>
    <meta:editing-duration>PT34M3S</meta:editing-duration>
    <meta:editing-cycles>9</meta:editing-cycles>
    <meta:generator>LibreOffice/6.4.3.2$Linux_X86_64 LibreOffice_project/40$Build-2</meta:generator>
    <meta:document-statistic meta:object-count="18"/>
  </office:meta>
</office:document-meta>
</file>